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4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89cm" svg:height="9.004cm" svg:x="45.123cm" svg:y="0cm">
            <draw:object draw:notify-on-update-of-ranges="Лист1.B1:Лист1.AC1 Лист1.B12:Лист1.A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Зависимость времени от K - сетки по времени" draw:style-name="gr1" draw:text-style-name="P1" svg:width="15.999cm" svg:height="8.999cm" svg:x="63.184cm" svg:y="0cm">
            <draw:object draw:notify-on-update-of-ranges="Лист1.B20:Лист1.R20 Лист1.B24:Лист1.R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Количество процессов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траченное время</text:p>
          </table:table-cell>
          <table:table-cell office:value-type="float" office:value="21.613332" calcext:value-type="float">
            <text:p>21,613332</text:p>
          </table:table-cell>
          <table:table-cell office:value-type="float" office:value="12.534867" calcext:value-type="float">
            <text:p>12,534867</text:p>
          </table:table-cell>
          <table:table-cell office:value-type="float" office:value="9.618325" calcext:value-type="float">
            <text:p>9,618325</text:p>
          </table:table-cell>
          <table:table-cell office:value-type="float" office:value="8.6243389" calcext:value-type="float">
            <text:p>8,6243389</text:p>
          </table:table-cell>
          <table:table-cell office:value-type="float" office:value="16.813966" calcext:value-type="float">
            <text:p>16,813966</text:p>
          </table:table-cell>
          <table:table-cell office:value-type="float" office:value="13.9830191" calcext:value-type="float">
            <text:p>13,9830191</text:p>
          </table:table-cell>
          <table:table-cell office:value-type="float" office:value="16.3315721" calcext:value-type="float">
            <text:p>16,3315721</text:p>
          </table:table-cell>
          <table:table-cell office:value-type="float" office:value="16.5333331" calcext:value-type="float">
            <text:p>16,5333331</text:p>
          </table:table-cell>
          <table:table-cell office:value-type="float" office:value="16.5468781" calcext:value-type="float">
            <text:p>16,5468781</text:p>
          </table:table-cell>
          <table:table-cell office:value-type="float" office:value="18.2326808" calcext:value-type="float">
            <text:p>18,2326808</text:p>
          </table:table-cell>
          <table:table-cell office:value-type="float" office:value="19.4079568" calcext:value-type="float">
            <text:p>19,4079568</text:p>
          </table:table-cell>
          <table:table-cell office:value-type="float" office:value="24.2734108" calcext:value-type="float">
            <text:p>24,2734108</text:p>
          </table:table-cell>
          <table:table-cell office:value-type="float" office:value="21.7232151" calcext:value-type="float">
            <text:p>21,7232151</text:p>
          </table:table-cell>
          <table:table-cell office:value-type="float" office:value="34.1330109" calcext:value-type="float">
            <text:p>34,13301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.0656171" calcext:value-type="float">
            <text:p>21,0656171</text:p>
          </table:table-cell>
          <table:table-cell office:value-type="float" office:value="12.7261422" calcext:value-type="float">
            <text:p>12,7261422</text:p>
          </table:table-cell>
          <table:table-cell office:value-type="float" office:value="9.499378" calcext:value-type="float">
            <text:p>9,499378</text:p>
          </table:table-cell>
          <table:table-cell office:value-type="float" office:value="8.2915142" calcext:value-type="float">
            <text:p>8,2915142</text:p>
          </table:table-cell>
          <table:table-cell office:value-type="float" office:value="15.4073911" calcext:value-type="float">
            <text:p>15,4073911</text:p>
          </table:table-cell>
          <table:table-cell office:value-type="float" office:value="12.2538459" calcext:value-type="float">
            <text:p>12,2538459</text:p>
          </table:table-cell>
          <table:table-cell office:value-type="float" office:value="17.0585341" calcext:value-type="float">
            <text:p>17,0585341</text:p>
          </table:table-cell>
          <table:table-cell office:value-type="float" office:value="15.1038408" calcext:value-type="float">
            <text:p>15,1038408</text:p>
          </table:table-cell>
          <table:table-cell office:value-type="float" office:value="18.0257161" calcext:value-type="float">
            <text:p>18,0257161</text:p>
          </table:table-cell>
          <table:table-cell office:value-type="float" office:value="21.8172152" calcext:value-type="float">
            <text:p>21,8172152</text:p>
          </table:table-cell>
          <table:table-cell office:value-type="float" office:value="19.221772" calcext:value-type="float">
            <text:p>19,221772</text:p>
          </table:table-cell>
          <table:table-cell office:value-type="float" office:value="21.716363" calcext:value-type="float">
            <text:p>21,716363</text:p>
          </table:table-cell>
          <table:table-cell office:value-type="float" office:value="21.2026019" calcext:value-type="float">
            <text:p>21,2026019</text:p>
          </table:table-cell>
          <table:table-cell office:value-type="float" office:value="23.7973511" calcext:value-type="float">
            <text:p>23,79735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 = 5000 — время</text:p>
          </table:table-cell>
          <table:table-cell office:value-type="float" office:value="21.1293762" calcext:value-type="float">
            <text:p>21,1293762</text:p>
          </table:table-cell>
          <table:table-cell office:value-type="float" office:value="12.3176181" calcext:value-type="float">
            <text:p>12,3176181</text:p>
          </table:table-cell>
          <table:table-cell office:value-type="float" office:value="9.4460142" calcext:value-type="float">
            <text:p>9,4460142</text:p>
          </table:table-cell>
          <table:table-cell office:value-type="float" office:value="8.1678612" calcext:value-type="float">
            <text:p>8,1678612</text:p>
          </table:table-cell>
          <table:table-cell office:value-type="float" office:value="15.117811" calcext:value-type="float">
            <text:p>15,117811</text:p>
          </table:table-cell>
          <table:table-cell office:value-type="float" office:value="12.534456" calcext:value-type="float">
            <text:p>12,534456</text:p>
          </table:table-cell>
          <table:table-cell office:value-type="float" office:value="16.9781399" calcext:value-type="float">
            <text:p>16,9781399</text:p>
          </table:table-cell>
          <table:table-cell office:value-type="float" office:value="15.696764" calcext:value-type="float">
            <text:p>15,696764</text:p>
          </table:table-cell>
          <table:table-cell office:value-type="float" office:value="16.1719871" calcext:value-type="float">
            <text:p>16,1719871</text:p>
          </table:table-cell>
          <table:table-cell office:value-type="float" office:value="19.5000579" calcext:value-type="float">
            <text:p>19,5000579</text:p>
          </table:table-cell>
          <table:table-cell office:value-type="float" office:value="20.5916541" calcext:value-type="float">
            <text:p>20,5916541</text:p>
          </table:table-cell>
          <table:table-cell office:value-type="float" office:value="22.6679509" calcext:value-type="float">
            <text:p>22,6679509</text:p>
          </table:table-cell>
          <table:table-cell office:value-type="float" office:value="21.7232151" calcext:value-type="float">
            <text:p>21,7232151</text:p>
          </table:table-cell>
          <table:table-cell office:value-type="float" office:value="34.2670069" calcext:value-type="float">
            <text:p>34,2670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= 5000 — пространство</text:p>
          </table:table-cell>
          <table:table-cell office:value-type="float" office:value="21.7386448" calcext:value-type="float">
            <text:p>21,7386448</text:p>
          </table:table-cell>
          <table:table-cell office:value-type="float" office:value="12.332361" calcext:value-type="float">
            <text:p>12,332361</text:p>
          </table:table-cell>
          <table:table-cell office:value-type="float" office:value="9.5278611" calcext:value-type="float">
            <text:p>9,5278611</text:p>
          </table:table-cell>
          <table:table-cell office:value-type="float" office:value="8.5523181" calcext:value-type="float">
            <text:p>8,5523181</text:p>
          </table:table-cell>
          <table:table-cell office:value-type="float" office:value="16.5600331" calcext:value-type="float">
            <text:p>16,5600331</text:p>
          </table:table-cell>
          <table:table-cell office:value-type="float" office:value="12.352072" calcext:value-type="float">
            <text:p>12,352072</text:p>
          </table:table-cell>
          <table:table-cell office:value-type="float" office:value="15.676615" calcext:value-type="float">
            <text:p>15,676615</text:p>
          </table:table-cell>
          <table:table-cell office:value-type="float" office:value="15.913379" calcext:value-type="float">
            <text:p>15,913379</text:p>
          </table:table-cell>
          <table:table-cell office:value-type="float" office:value="15.57517" calcext:value-type="float">
            <text:p>15,57517</text:p>
          </table:table-cell>
          <table:table-cell office:value-type="float" office:value="25.164959" calcext:value-type="float">
            <text:p>25,164959</text:p>
          </table:table-cell>
          <table:table-cell office:value-type="float" office:value="19.4079568" calcext:value-type="float">
            <text:p>19,4079568</text:p>
          </table:table-cell>
          <table:table-cell office:value-type="float" office:value="24.2734108" calcext:value-type="float">
            <text:p>24,2734108</text:p>
          </table:table-cell>
          <table:table-cell office:value-type="float" office:value="21.2026019" calcext:value-type="float">
            <text:p>21,2026019</text:p>
          </table:table-cell>
          <table:table-cell office:value-type="float" office:value="34.1330109" calcext:value-type="float">
            <text:p>34,13301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.2361259" calcext:value-type="float">
            <text:p>21,2361259</text:p>
          </table:table-cell>
          <table:table-cell office:value-type="float" office:value="12.493964" calcext:value-type="float">
            <text:p>12,493964</text:p>
          </table:table-cell>
          <table:table-cell office:value-type="float" office:value="9.5613279" calcext:value-type="float">
            <text:p>9,5613279</text:p>
          </table:table-cell>
          <table:table-cell office:value-type="float" office:value="8.2113461" calcext:value-type="float">
            <text:p>8,2113461</text:p>
          </table:table-cell>
          <table:table-cell office:value-type="float" office:value="15.174428" calcext:value-type="float">
            <text:p>15,174428</text:p>
          </table:table-cell>
          <table:table-cell office:value-type="float" office:value="12.9290709" calcext:value-type="float">
            <text:p>12,9290709</text:p>
          </table:table-cell>
          <table:table-cell office:value-type="float" office:value="16.519762" calcext:value-type="float">
            <text:p>16,519762</text:p>
          </table:table-cell>
          <table:table-cell office:value-type="float" office:value="15.1986542" calcext:value-type="float">
            <text:p>15,1986542</text:p>
          </table:table-cell>
          <table:table-cell office:value-type="float" office:value="15.788193" calcext:value-type="float">
            <text:p>15,788193</text:p>
          </table:table-cell>
          <table:table-cell office:value-type="float" office:value="19.3450861" calcext:value-type="float">
            <text:p>19,3450861</text:p>
          </table:table-cell>
          <table:table-cell office:value-type="float" office:value="19.221772" calcext:value-type="float">
            <text:p>19,221772</text:p>
          </table:table-cell>
          <table:table-cell office:value-type="float" office:value="21.716363" calcext:value-type="float">
            <text:p>21,716363</text:p>
          </table:table-cell>
          <table:table-cell office:value-type="float" office:value="21.7232151" calcext:value-type="float">
            <text:p>21,7232151</text:p>
          </table:table-cell>
          <table:table-cell office:value-type="float" office:value="23.7973511" calcext:value-type="float">
            <text:p>23,79735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.613332" calcext:value-type="float">
            <text:p>21,613332</text:p>
          </table:table-cell>
          <table:table-cell office:value-type="float" office:value="12.3372998" calcext:value-type="float">
            <text:p>12,3372998</text:p>
          </table:table-cell>
          <table:table-cell office:value-type="float" office:value="9.7270169" calcext:value-type="float">
            <text:p>9,7270169</text:p>
          </table:table-cell>
          <table:table-cell office:value-type="float" office:value="13.9369831" calcext:value-type="float">
            <text:p>13,9369831</text:p>
          </table:table-cell>
          <table:table-cell office:value-type="float" office:value="17.7883229" calcext:value-type="float">
            <text:p>17,7883229</text:p>
          </table:table-cell>
          <table:table-cell office:value-type="float" office:value="13.9830191" calcext:value-type="float">
            <text:p>13,9830191</text:p>
          </table:table-cell>
          <table:table-cell office:value-type="float" office:value="16.3315721" calcext:value-type="float">
            <text:p>16,3315721</text:p>
          </table:table-cell>
          <table:table-cell office:value-type="float" office:value="16.5333331" calcext:value-type="float">
            <text:p>16,5333331</text:p>
          </table:table-cell>
          <table:table-cell office:value-type="float" office:value="16.941287" calcext:value-type="float">
            <text:p>16,941287</text:p>
          </table:table-cell>
          <table:table-cell office:value-type="float" office:value="18.2326808" calcext:value-type="float">
            <text:p>18,2326808</text:p>
          </table:table-cell>
          <table:table-cell office:value-type="float" office:value="20.5916541" calcext:value-type="float">
            <text:p>20,5916541</text:p>
          </table:table-cell>
          <table:table-cell office:value-type="float" office:value="22.6679509" calcext:value-type="float">
            <text:p>22,6679509</text:p>
          </table:table-cell>
          <table:table-cell office:value-type="float" office:value="21.2026019" calcext:value-type="float">
            <text:p>21,2026019</text:p>
          </table:table-cell>
          <table:table-cell office:value-type="float" office:value="34.2670069" calcext:value-type="float">
            <text:p>34,26700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.0656171" calcext:value-type="float">
            <text:p>21,0656171</text:p>
          </table:table-cell>
          <table:table-cell office:value-type="float" office:value="12.742558" calcext:value-type="float">
            <text:p>12,742558</text:p>
          </table:table-cell>
          <table:table-cell office:value-type="float" office:value="10.370456" calcext:value-type="float">
            <text:p>10,370456</text:p>
          </table:table-cell>
          <table:table-cell office:value-type="float" office:value="14.228246" calcext:value-type="float">
            <text:p>14,228246</text:p>
          </table:table-cell>
          <table:table-cell office:value-type="float" office:value="17.132102" calcext:value-type="float">
            <text:p>17,132102</text:p>
          </table:table-cell>
          <table:table-cell office:value-type="float" office:value="12.2538459" calcext:value-type="float">
            <text:p>12,2538459</text:p>
          </table:table-cell>
          <table:table-cell office:value-type="float" office:value="17.0585341" calcext:value-type="float">
            <text:p>17,0585341</text:p>
          </table:table-cell>
          <table:table-cell office:value-type="float" office:value="15.1038408" calcext:value-type="float">
            <text:p>15,1038408</text:p>
          </table:table-cell>
          <table:table-cell office:value-type="float" office:value="15.1021979" calcext:value-type="float">
            <text:p>15,1021979</text:p>
          </table:table-cell>
          <table:table-cell office:value-type="float" office:value="21.8172152" calcext:value-type="float">
            <text:p>21,8172152</text:p>
          </table:table-cell>
          <table:table-cell office:value-type="float" office:value="19.4079568" calcext:value-type="float">
            <text:p>19,4079568</text:p>
          </table:table-cell>
          <table:table-cell office:value-type="float" office:value="24.2734108" calcext:value-type="float">
            <text:p>24,2734108</text:p>
          </table:table-cell>
          <table:table-cell office:value-type="float" office:value="21.7232151" calcext:value-type="float">
            <text:p>21,7232151</text:p>
          </table:table-cell>
          <table:table-cell office:value-type="float" office:value="34.1330109" calcext:value-type="float">
            <text:p>34,13301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.1293762" calcext:value-type="float">
            <text:p>21,1293762</text:p>
          </table:table-cell>
          <table:table-cell office:value-type="float" office:value="12.8669448" calcext:value-type="float">
            <text:p>12,8669448</text:p>
          </table:table-cell>
          <table:table-cell office:value-type="float" office:value="9.5650151" calcext:value-type="float">
            <text:p>9,5650151</text:p>
          </table:table-cell>
          <table:table-cell office:value-type="float" office:value="13.6335709" calcext:value-type="float">
            <text:p>13,6335709</text:p>
          </table:table-cell>
          <table:table-cell office:value-type="float" office:value="18.3217249" calcext:value-type="float">
            <text:p>18,3217249</text:p>
          </table:table-cell>
          <table:table-cell office:value-type="float" office:value="12.534456" calcext:value-type="float">
            <text:p>12,534456</text:p>
          </table:table-cell>
          <table:table-cell office:value-type="float" office:value="16.9781399" calcext:value-type="float">
            <text:p>16,9781399</text:p>
          </table:table-cell>
          <table:table-cell office:value-type="float" office:value="15.696764" calcext:value-type="float">
            <text:p>15,696764</text:p>
          </table:table-cell>
          <table:table-cell office:value-type="float" office:value="17.128258" calcext:value-type="float">
            <text:p>17,128258</text:p>
          </table:table-cell>
          <table:table-cell office:value-type="float" office:value="19.5000579" calcext:value-type="float">
            <text:p>19,5000579</text:p>
          </table:table-cell>
          <table:table-cell office:value-type="float" office:value="19.4079568" calcext:value-type="float">
            <text:p>19,4079568</text:p>
          </table:table-cell>
          <table:table-cell office:value-type="float" office:value="24.2734108" calcext:value-type="float">
            <text:p>24,2734108</text:p>
          </table:table-cell>
          <table:table-cell office:value-type="float" office:value="21.2026019" calcext:value-type="float">
            <text:p>21,2026019</text:p>
          </table:table-cell>
          <table:table-cell office:value-type="float" office:value="34.1330109" calcext:value-type="float">
            <text:p>34,13301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.7386448" calcext:value-type="float">
            <text:p>21,7386448</text:p>
          </table:table-cell>
          <table:table-cell office:value-type="float" office:value="12.3256819" calcext:value-type="float">
            <text:p>12,3256819</text:p>
          </table:table-cell>
          <table:table-cell office:value-type="float" office:value="9.5394778" calcext:value-type="float">
            <text:p>9,5394778</text:p>
          </table:table-cell>
          <table:table-cell office:value-type="float" office:value="14.136332" calcext:value-type="float">
            <text:p>14,136332</text:p>
          </table:table-cell>
          <table:table-cell office:value-type="float" office:value="18.5697789" calcext:value-type="float">
            <text:p>18,5697789</text:p>
          </table:table-cell>
          <table:table-cell office:value-type="float" office:value="12.352072" calcext:value-type="float">
            <text:p>12,352072</text:p>
          </table:table-cell>
          <table:table-cell office:value-type="float" office:value="15.676615" calcext:value-type="float">
            <text:p>15,676615</text:p>
          </table:table-cell>
          <table:table-cell office:value-type="float" office:value="15.913379" calcext:value-type="float">
            <text:p>15,913379</text:p>
          </table:table-cell>
          <table:table-cell office:value-type="float" office:value="16.6832891" calcext:value-type="float">
            <text:p>16,6832891</text:p>
          </table:table-cell>
          <table:table-cell office:value-type="float" office:value="25.164959" calcext:value-type="float">
            <text:p>25,164959</text:p>
          </table:table-cell>
          <table:table-cell office:value-type="float" office:value="19.221772" calcext:value-type="float">
            <text:p>19,221772</text:p>
          </table:table-cell>
          <table:table-cell office:value-type="float" office:value="21.716363" calcext:value-type="float">
            <text:p>21,716363</text:p>
          </table:table-cell>
          <table:table-cell office:value-type="float" office:value="21.7232151" calcext:value-type="float">
            <text:p>21,7232151</text:p>
          </table:table-cell>
          <table:table-cell office:value-type="float" office:value="23.7973511" calcext:value-type="float">
            <text:p>23,79735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.2361259" calcext:value-type="float">
            <text:p>21,2361259</text:p>
          </table:table-cell>
          <table:table-cell office:value-type="float" office:value="12.371393" calcext:value-type="float">
            <text:p>12,371393</text:p>
          </table:table-cell>
          <table:table-cell office:value-type="float" office:value="10.30548" calcext:value-type="float">
            <text:p>10,30548</text:p>
          </table:table-cell>
          <table:table-cell office:value-type="float" office:value="13.699743" calcext:value-type="float">
            <text:p>13,699743</text:p>
          </table:table-cell>
          <table:table-cell office:value-type="float" office:value="17.622102" calcext:value-type="float">
            <text:p>17,622102</text:p>
          </table:table-cell>
          <table:table-cell office:value-type="float" office:value="12.9290709" calcext:value-type="float">
            <text:p>12,9290709</text:p>
          </table:table-cell>
          <table:table-cell office:value-type="float" office:value="16.519762" calcext:value-type="float">
            <text:p>16,519762</text:p>
          </table:table-cell>
          <table:table-cell office:value-type="float" office:value="15.1986542" calcext:value-type="float">
            <text:p>15,1986542</text:p>
          </table:table-cell>
          <table:table-cell office:value-type="float" office:value="15.5115781" calcext:value-type="float">
            <text:p>15,5115781</text:p>
          </table:table-cell>
          <table:table-cell office:value-type="float" office:value="19.3450861" calcext:value-type="float">
            <text:p>19,3450861</text:p>
          </table:table-cell>
          <table:table-cell office:value-type="float" office:value="20.5916541" calcext:value-type="float">
            <text:p>20,5916541</text:p>
          </table:table-cell>
          <table:table-cell office:value-type="float" office:value="22.6679509" calcext:value-type="float">
            <text:p>22,6679509</text:p>
          </table:table-cell>
          <table:table-cell office:value-type="float" office:value="21.2026019" calcext:value-type="float">
            <text:p>21,2026019</text:p>
          </table:table-cell>
          <table:table-cell office:value-type="float" office:value="34.2670069" calcext:value-type="float">
            <text:p>34,2670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реднее:</text:p>
          </table:table-cell>
          <table:table-cell table:style-name="ce1" table:formula="of:= AVERAGE([.B2:.B11])" office:value-type="float" office:value="21.3566192" calcext:value-type="float">
            <text:p>21,3566192</text:p>
          </table:table-cell>
          <table:table-cell table:style-name="ce1" table:formula="of:= AVERAGE([.C2:.C11])" office:value-type="float" office:value="12.50488298" calcext:value-type="float">
            <text:p>12,50488298</text:p>
          </table:table-cell>
          <table:table-cell table:style-name="ce1" table:formula="of:= AVERAGE([.D2:.D11])" office:value-type="float" office:value="9.7160352" calcext:value-type="float">
            <text:p>9,7160352</text:p>
          </table:table-cell>
          <table:table-cell table:style-name="ce1" table:formula="of:= AVERAGE([.E2:.E11])" office:value-type="float" office:value="11.14822535" calcext:value-type="float">
            <text:p>11,14822535</text:p>
          </table:table-cell>
          <table:table-cell table:style-name="ce1" table:formula="of:= AVERAGE([.F2:.F11])" office:value-type="float" office:value="16.85076599" calcext:value-type="float">
            <text:p>16,85076599</text:p>
          </table:table-cell>
          <table:table-cell table:style-name="ce1" table:formula="of:= AVERAGE([.G2:.G11])" office:value-type="float" office:value="12.81049278" calcext:value-type="float">
            <text:p>12,81049278</text:p>
          </table:table-cell>
          <table:table-cell table:style-name="ce1" table:formula="of:= AVERAGE([.H2:.H11])" office:value-type="float" office:value="16.51292462" calcext:value-type="float">
            <text:p>16,51292462</text:p>
          </table:table-cell>
          <table:table-cell table:style-name="ce1" table:formula="of:= AVERAGE([.I2:.I11])" office:value-type="float" office:value="15.68919422" calcext:value-type="float">
            <text:p>15,68919422</text:p>
          </table:table-cell>
          <table:table-cell table:style-name="ce1" table:formula="of:= AVERAGE([.J2:.J11])" office:value-type="float" office:value="16.34745544" calcext:value-type="float">
            <text:p>16,34745544</text:p>
          </table:table-cell>
          <table:table-cell table:style-name="ce1" table:formula="of:= AVERAGE([.K2:.K11])" office:value-type="float" office:value="20.8119998" calcext:value-type="float">
            <text:p>20,8119998</text:p>
          </table:table-cell>
          <table:table-cell table:style-name="ce1" table:formula="of:= AVERAGE([.L2:.L11])" office:value-type="float" office:value="19.70721055" calcext:value-type="float">
            <text:p>19,70721055</text:p>
          </table:table-cell>
          <table:table-cell table:style-name="ce1" table:formula="of:= AVERAGE([.M2:.M11])" office:value-type="float" office:value="23.02465849" calcext:value-type="float">
            <text:p>23,02465849</text:p>
          </table:table-cell>
          <table:table-cell table:style-name="ce1" table:formula="of:= AVERAGE([.N2:.N11])" office:value-type="float" office:value="21.4629085" calcext:value-type="float">
            <text:p>21,4629085</text:p>
          </table:table-cell>
          <table:table-cell table:style-name="ce1" table:formula="of:= AVERAGE([.O2:.O11])" office:value-type="float" office:value="31.07251176" calcext:value-type="float">
            <text:p>31,07251176</text:p>
          </table:table-cell>
          <table:table-cell table:number-columns-repeated="3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office:value-type="string" calcext:value-type="string">
            <text:p>K — время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Потраченное время</text:p>
          </table:table-cell>
          <table:table-cell office:value-type="float" office:value="0.024539" calcext:value-type="float">
            <text:p>0,024539</text:p>
          </table:table-cell>
          <table:table-cell office:value-type="float" office:value="0.091537" calcext:value-type="float">
            <text:p>0,091537</text:p>
          </table:table-cell>
          <table:table-cell office:value-type="float" office:value="0.192827" calcext:value-type="float">
            <text:p>0,192827</text:p>
          </table:table-cell>
          <table:table-cell office:value-type="float" office:value="0.2623179" calcext:value-type="float">
            <text:p>0,2623179</text:p>
          </table:table-cell>
          <table:table-cell office:value-type="float" office:value="0.3588169" calcext:value-type="float">
            <text:p>0,3588169</text:p>
          </table:table-cell>
          <table:table-cell office:value-type="float" office:value="0.531266" calcext:value-type="float">
            <text:p>0,531266</text:p>
          </table:table-cell>
          <table:table-cell office:value-type="float" office:value="0.7571201" calcext:value-type="float">
            <text:p>0,7571201</text:p>
          </table:table-cell>
          <table:table-cell office:value-type="float" office:value="0.870033" calcext:value-type="float">
            <text:p>0,870033</text:p>
          </table:table-cell>
          <table:table-cell office:value-type="float" office:value="1.1912789" calcext:value-type="float">
            <text:p>1,1912789</text:p>
          </table:table-cell>
          <table:table-cell office:value-type="float" office:value="1.5749469" calcext:value-type="float">
            <text:p>1,5749469</text:p>
          </table:table-cell>
          <table:table-cell office:value-type="float" office:value="1.9681728" calcext:value-type="float">
            <text:p>1,9681728</text:p>
          </table:table-cell>
          <table:table-cell office:value-type="float" office:value="2.445127" calcext:value-type="float">
            <text:p>2,445127</text:p>
          </table:table-cell>
          <table:table-cell office:value-type="float" office:value="3.393559" calcext:value-type="float">
            <text:p>3,393559</text:p>
          </table:table-cell>
          <table:table-cell office:value-type="float" office:value="4.3225751" calcext:value-type="float">
            <text:p>4,3225751</text:p>
          </table:table-cell>
          <table:table-cell office:value-type="float" office:value="5.0564299" calcext:value-type="float">
            <text:p>5,0564299</text:p>
          </table:table-cell>
          <table:table-cell office:value-type="float" office:value="6.6697328" calcext:value-type="float">
            <text:p>6,6697328</text:p>
          </table:table-cell>
          <table:table-cell office:value-type="float" office:value="8.6243389" calcext:value-type="float">
            <text:p>8,6243389</text:p>
          </table:table-cell>
        </table:table-row>
        <table:table-row table:style-name="ro1">
          <table:table-cell office:value-type="string" calcext:value-type="string">
            <text:p>M = 5000 — пространство</text:p>
          </table:table-cell>
          <table:table-cell office:value-type="float" office:value="0.024226" calcext:value-type="float">
            <text:p>0,024226</text:p>
          </table:table-cell>
          <table:table-cell office:value-type="float" office:value="0.0918422" calcext:value-type="float">
            <text:p>0,0918422</text:p>
          </table:table-cell>
          <table:table-cell office:value-type="float" office:value="0.1753149" calcext:value-type="float">
            <text:p>0,1753149</text:p>
          </table:table-cell>
          <table:table-cell office:value-type="float" office:value="0.264137" calcext:value-type="float">
            <text:p>0,264137</text:p>
          </table:table-cell>
          <table:table-cell office:value-type="float" office:value="0.3520288" calcext:value-type="float">
            <text:p>0,3520288</text:p>
          </table:table-cell>
          <table:table-cell office:value-type="float" office:value="0.5004711" calcext:value-type="float">
            <text:p>0,5004711</text:p>
          </table:table-cell>
          <table:table-cell office:value-type="float" office:value="0.6834531" calcext:value-type="float">
            <text:p>0,6834531</text:p>
          </table:table-cell>
          <table:table-cell office:value-type="float" office:value="0.849025" calcext:value-type="float">
            <text:p>0,849025</text:p>
          </table:table-cell>
          <table:table-cell office:value-type="float" office:value="1.2244651" calcext:value-type="float">
            <text:p>1,2244651</text:p>
          </table:table-cell>
          <table:table-cell office:value-type="float" office:value="1.5328991" calcext:value-type="float">
            <text:p>1,5328991</text:p>
          </table:table-cell>
          <table:table-cell office:value-type="float" office:value="2.011102" calcext:value-type="float">
            <text:p>2,011102</text:p>
          </table:table-cell>
          <table:table-cell office:value-type="float" office:value="2.525861" calcext:value-type="float">
            <text:p>2,525861</text:p>
          </table:table-cell>
          <table:table-cell office:value-type="float" office:value="3.2985351" calcext:value-type="float">
            <text:p>3,2985351</text:p>
          </table:table-cell>
          <table:table-cell office:value-type="float" office:value="4.12888" calcext:value-type="float">
            <text:p>4,12888</text:p>
          </table:table-cell>
          <table:table-cell office:value-type="float" office:value="5.025527" calcext:value-type="float">
            <text:p>5,025527</text:p>
          </table:table-cell>
          <table:table-cell office:value-type="float" office:value="6.6180942" calcext:value-type="float">
            <text:p>6,6180942</text:p>
          </table:table-cell>
          <table:table-cell office:value-type="float" office:value="8.2915142" calcext:value-type="float">
            <text:p>8,2915142</text:p>
          </table:table-cell>
        </table:table-row>
        <table:table-row table:style-name="ro1">
          <table:table-cell office:value-type="string" calcext:value-type="string">
            <text:p>np = 4</text:p>
          </table:table-cell>
          <table:table-cell office:value-type="float" office:value="0.027509" calcext:value-type="float">
            <text:p>0,027509</text:p>
          </table:table-cell>
          <table:table-cell office:value-type="float" office:value="0.0928051" calcext:value-type="float">
            <text:p>0,0928051</text:p>
          </table:table-cell>
          <table:table-cell office:value-type="float" office:value="0.1731148" calcext:value-type="float">
            <text:p>0,1731148</text:p>
          </table:table-cell>
          <table:table-cell office:value-type="float" office:value="0.261765" calcext:value-type="float">
            <text:p>0,261765</text:p>
          </table:table-cell>
          <table:table-cell office:value-type="float" office:value="0.356487" calcext:value-type="float">
            <text:p>0,356487</text:p>
          </table:table-cell>
          <table:table-cell office:value-type="float" office:value="0.5577481" calcext:value-type="float">
            <text:p>0,5577481</text:p>
          </table:table-cell>
          <table:table-cell office:value-type="float" office:value="0.6857672" calcext:value-type="float">
            <text:p>0,6857672</text:p>
          </table:table-cell>
          <table:table-cell office:value-type="float" office:value="0.86604" calcext:value-type="float">
            <text:p>0,86604</text:p>
          </table:table-cell>
          <table:table-cell office:value-type="float" office:value="1.186547" calcext:value-type="float">
            <text:p>1,186547</text:p>
          </table:table-cell>
          <table:table-cell office:value-type="float" office:value="1.5201721" calcext:value-type="float">
            <text:p>1,5201721</text:p>
          </table:table-cell>
          <table:table-cell office:value-type="float" office:value="2.064847" calcext:value-type="float">
            <text:p>2,064847</text:p>
          </table:table-cell>
          <table:table-cell office:value-type="float" office:value="2.6022301" calcext:value-type="float">
            <text:p>2,6022301</text:p>
          </table:table-cell>
          <table:table-cell office:value-type="float" office:value="3.395782" calcext:value-type="float">
            <text:p>3,395782</text:p>
          </table:table-cell>
          <table:table-cell office:value-type="float" office:value="4.1203151" calcext:value-type="float">
            <text:p>4,1203151</text:p>
          </table:table-cell>
          <table:table-cell office:value-type="float" office:value="5.2077751" calcext:value-type="float">
            <text:p>5,2077751</text:p>
          </table:table-cell>
          <table:table-cell office:value-type="float" office:value="6.572175" calcext:value-type="float">
            <text:p>6,572175</text:p>
          </table:table-cell>
          <table:table-cell office:value-type="float" office:value="8.1678612" calcext:value-type="float">
            <text:p>8,1678612</text:p>
          </table:table-cell>
        </table:table-row>
        <table:table-row table:style-name="ro1">
          <table:table-cell office:value-type="string" calcext:value-type="string">
            <text:p>Среднее:</text:p>
          </table:table-cell>
          <table:table-cell table:style-name="ce1" table:formula="of:= AVERAGE([.B21:.B23])" office:value-type="float" office:value="0.0254246666666667" calcext:value-type="float">
            <text:p>0,025424666666667</text:p>
          </table:table-cell>
          <table:table-cell table:style-name="ce1" table:formula="of:= AVERAGE([.C21:.C23])" office:value-type="float" office:value="0.0920614333333333" calcext:value-type="float">
            <text:p>0,092061433333333</text:p>
          </table:table-cell>
          <table:table-cell table:style-name="ce1" table:formula="of:= AVERAGE([.D21:.D23])" office:value-type="float" office:value="0.1804189" calcext:value-type="float">
            <text:p>0,1804189</text:p>
          </table:table-cell>
          <table:table-cell table:style-name="ce1" table:formula="of:= AVERAGE([.E21:.E23])" office:value-type="float" office:value="0.262739966666667" calcext:value-type="float">
            <text:p>0,262739966666667</text:p>
          </table:table-cell>
          <table:table-cell table:style-name="ce1" table:formula="of:= AVERAGE([.F21:.F23])" office:value-type="float" office:value="0.355777566666667" calcext:value-type="float">
            <text:p>0,355777566666667</text:p>
          </table:table-cell>
          <table:table-cell table:style-name="ce1" table:formula="of:= AVERAGE([.G21:.G23])" office:value-type="float" office:value="0.5298284" calcext:value-type="float">
            <text:p>0,5298284</text:p>
          </table:table-cell>
          <table:table-cell table:style-name="ce1" table:formula="of:= AVERAGE([.H21:.H23])" office:value-type="float" office:value="0.708780133333333" calcext:value-type="float">
            <text:p>0,708780133333333</text:p>
          </table:table-cell>
          <table:table-cell table:style-name="ce1" table:formula="of:= AVERAGE([.I21:.I23])" office:value-type="float" office:value="0.861699333333333" calcext:value-type="float">
            <text:p>0,861699333333333</text:p>
          </table:table-cell>
          <table:table-cell table:style-name="ce1" table:formula="of:= AVERAGE([.J21:.J23])" office:value-type="float" office:value="1.20076366666667" calcext:value-type="float">
            <text:p>1,20076366666667</text:p>
          </table:table-cell>
          <table:table-cell table:style-name="ce1" table:formula="of:= AVERAGE([.K21:.K23])" office:value-type="float" office:value="1.5426727" calcext:value-type="float">
            <text:p>1,5426727</text:p>
          </table:table-cell>
          <table:table-cell table:style-name="ce1" table:formula="of:= AVERAGE([.L21:.L23])" office:value-type="float" office:value="2.01470726666667" calcext:value-type="float">
            <text:p>2,01470726666667</text:p>
          </table:table-cell>
          <table:table-cell table:style-name="ce1" table:formula="of:= AVERAGE([.M21:.M23])" office:value-type="float" office:value="2.52440603333333" calcext:value-type="float">
            <text:p>2,52440603333333</text:p>
          </table:table-cell>
          <table:table-cell table:style-name="ce1" table:formula="of:= AVERAGE([.N21:.N23])" office:value-type="float" office:value="3.36262536666667" calcext:value-type="float">
            <text:p>3,36262536666667</text:p>
          </table:table-cell>
          <table:table-cell table:style-name="ce1" table:formula="of:= AVERAGE([.O21:.O23])" office:value-type="float" office:value="4.19059006666667" calcext:value-type="float">
            <text:p>4,19059006666667</text:p>
          </table:table-cell>
          <table:table-cell table:style-name="ce1" table:formula="of:= AVERAGE([.P21:.P23])" office:value-type="float" office:value="5.09657733333333" calcext:value-type="float">
            <text:p>5,09657733333333</text:p>
          </table:table-cell>
          <table:table-cell table:style-name="ce1" table:formula="of:= AVERAGE([.Q21:.Q23])" office:value-type="float" office:value="6.62000066666667" calcext:value-type="float">
            <text:p>6,62000066666667</text:p>
          </table:table-cell>
          <table:table-cell table:style-name="ce1" table:formula="of:= AVERAGE([.R21:.R23])" office:value-type="float" office:value="8.3612381" calcext:value-type="float">
            <text:p>8,3612381</text:p>
          </table:table-cell>
        </table:table-row>
        <table:table-row table:style-name="ro1" table:number-rows-repeated="5">
          <table:table-cell table:number-columns-repeated="18"/>
        </table:table-row>
        <table:table-row table:style-name="ro1">
          <table:table-cell office:value-type="string" calcext:value-type="string">
            <text:p>Ускорение</text:p>
          </table:table-cell>
          <table:table-cell table:style-name="ce2" table:formula="of:=[.B12]/[.$B$12]" office:value-type="float" office:value="1" calcext:value-type="float">
            <text:p>1,00</text:p>
          </table:table-cell>
          <table:table-cell table:style-name="ce2" table:formula="of:=[.C12]/[.$B$12]" office:value-type="float" office:value="0.585527272031895" calcext:value-type="float">
            <text:p>0,59</text:p>
          </table:table-cell>
          <table:table-cell table:style-name="ce2" table:formula="of:=[.D12]/[.$B$12]" office:value-type="float" office:value="0.454942568812577" calcext:value-type="float">
            <text:p>0,45</text:p>
          </table:table-cell>
          <table:table-cell table:style-name="ce2" table:formula="of:=[.E12]/[.$B$12]" office:value-type="float" office:value="0.522003283647067" calcext:value-type="float">
            <text:p>0,52</text:p>
          </table:table-cell>
          <table:table-cell table:style-name="ce2" table:formula="of:=[.F12]/[.$B$12]" office:value-type="float" office:value="0.789018422447688" calcext:value-type="float">
            <text:p>0,79</text:p>
          </table:table-cell>
          <table:table-cell table:style-name="ce2" table:formula="of:=[.G12]/[.$B$12]" office:value-type="float" office:value="0.599837111858978" calcext:value-type="float">
            <text:p>0,60</text:p>
          </table:table-cell>
          <table:table-cell table:style-name="ce2" table:formula="of:=[.H12]/[.$B$12]" office:value-type="float" office:value="0.773199375114578" calcext:value-type="float">
            <text:p>0,77</text:p>
          </table:table-cell>
          <table:table-cell table:style-name="ce2" table:formula="of:=[.I12]/[.$B$12]" office:value-type="float" office:value="0.734629113019911" calcext:value-type="float">
            <text:p>0,73</text:p>
          </table:table-cell>
          <table:table-cell table:style-name="ce2" table:formula="of:=[.J12]/[.$B$12]" office:value-type="float" office:value="0.765451464340386" calcext:value-type="float">
            <text:p>0,77</text:p>
          </table:table-cell>
          <table:table-cell table:style-name="ce2" table:formula="of:=[.K12]/[.$B$12]" office:value-type="float" office:value="0.974498800821433" calcext:value-type="float">
            <text:p>0,97</text:p>
          </table:table-cell>
          <table:table-cell table:style-name="ce2" table:formula="of:=[.L12]/[.$B$12]" office:value-type="float" office:value="0.922768269895452" calcext:value-type="float">
            <text:p>0,92</text:p>
          </table:table-cell>
          <table:table-cell table:style-name="ce2" table:formula="of:=[.M12]/[.$B$12]" office:value-type="float" office:value="1.07810408915284" calcext:value-type="float">
            <text:p>1,08</text:p>
          </table:table-cell>
          <table:table-cell table:style-name="ce2" table:formula="of:=[.N12]/[.$B$12]" office:value-type="float" office:value="1.00497687855014" calcext:value-type="float">
            <text:p>1,00</text:p>
          </table:table-cell>
          <table:table-cell table:style-name="ce2" table:formula="of:=[.O12]/[.$B$12]" office:value-type="float" office:value="1.45493588985283" calcext:value-type="float">
            <text:p>1,45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Эффективность</text:p>
          </table:table-cell>
          <table:table-cell table:style-name="ce2" table:formula="of:=[.B30]/[.B1]" office:value-type="float" office:value="1" calcext:value-type="float">
            <text:p>1,00</text:p>
          </table:table-cell>
          <table:table-cell table:style-name="ce2" table:formula="of:=[.C30]/[.C1]" office:value-type="float" office:value="0.292763636015948" calcext:value-type="float">
            <text:p>0,29</text:p>
          </table:table-cell>
          <table:table-cell table:style-name="ce2" table:formula="of:=[.D30]/[.D1]" office:value-type="float" office:value="0.151647522937526" calcext:value-type="float">
            <text:p>0,15</text:p>
          </table:table-cell>
          <table:table-cell table:style-name="ce2" table:formula="of:=[.E30]/[.E1]" office:value-type="float" office:value="0.130500820911767" calcext:value-type="float">
            <text:p>0,13</text:p>
          </table:table-cell>
          <table:table-cell table:style-name="ce2" table:formula="of:=[.F30]/[.F1]" office:value-type="float" office:value="0.131503070407948" calcext:value-type="float">
            <text:p>0,13</text:p>
          </table:table-cell>
          <table:table-cell table:style-name="ce2" table:formula="of:=[.G30]/[.G1]" office:value-type="float" office:value="0.0749796389823723" calcext:value-type="float">
            <text:p>0,07</text:p>
          </table:table-cell>
          <table:table-cell table:style-name="ce2" table:formula="of:=[.H30]/[.H1]" office:value-type="float" office:value="0.0859110416793976" calcext:value-type="float">
            <text:p>0,09</text:p>
          </table:table-cell>
          <table:table-cell table:style-name="ce2" table:formula="of:=[.I30]/[.I1]" office:value-type="float" office:value="0.0734629113019911" calcext:value-type="float">
            <text:p>0,07</text:p>
          </table:table-cell>
          <table:table-cell table:style-name="ce2" table:formula="of:=[.J30]/[.J1]" office:value-type="float" office:value="0.0637876220283655" calcext:value-type="float">
            <text:p>0,06</text:p>
          </table:table-cell>
          <table:table-cell table:style-name="ce2" table:formula="of:=[.K30]/[.K1]" office:value-type="float" office:value="0.0649665867214289" calcext:value-type="float">
            <text:p>0,06</text:p>
          </table:table-cell>
          <table:table-cell table:style-name="ce2" table:formula="of:=[.L30]/[.L1]" office:value-type="float" office:value="0.0512649038830807" calcext:value-type="float">
            <text:p>0,05</text:p>
          </table:table-cell>
          <table:table-cell table:style-name="ce2" table:formula="of:=[.M30]/[.M1]" office:value-type="float" office:value="0.0539052044576419" calcext:value-type="float">
            <text:p>0,05</text:p>
          </table:table-cell>
          <table:table-cell table:style-name="ce2" table:formula="of:=[.N30]/[.N1]" office:value-type="float" office:value="0.0418740366062559" calcext:value-type="float">
            <text:p>0,04</text:p>
          </table:table-cell>
          <table:table-cell table:style-name="ce2" table:formula="of:=[.O30]/[.O1]" office:value-type="float" office:value="0.0519619960661724" calcext:value-type="float">
            <text:p>0,0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.00.0000</text:date>, <text:time style:data-style-name="N2" text:time-value="02:03:04.58606949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1T00:15:35.111256826</meta:creation-date>
    <dc:date>2020-05-11T02:06:36.890016594</dc:date>
    <meta:editing-duration>PT32M23S</meta:editing-duration>
    <meta:editing-cycles>14</meta:editing-cycles>
    <meta:generator>LibreOffice/6.4.3.2$Linux_X86_64 LibreOffice_project/40$Build-2</meta:generator>
    <meta:document-statistic meta:table-count="1" meta:cell-count="29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scatter" chart:style-name="ch1">
        <chart:legend chart:legend-position="end" svg:x="13.058cm" svg:y="4.203cm" style:legend-expansion="high" chart:style-name="ch2"/>
        <chart:plot-area chart:style-name="ch3" table:cell-range-address="Лист1.B1:Лист1.AC1 Лист1.B12:Лист1.AC12" svg:x="0.319cm" svg:y="0.18cm" svg:width="12.42cm" svg:height="8.645cm">
          <chartooo:coordinate-region svg:x="0.94cm" svg:y="0.379cm" svg:width="11.613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12:Лист1.AC12" chart:class="chart:scatter">
            <chart:domain table:cell-range-address="Лист1.B1:Лист1.AC1"/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Лист1.B1:Лист1.AC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Строка 12</text:p>
                <draw:g>
                  <svg:desc/>
                </draw:g>
              </table:table-cell>
              <table:table-cell office:value-type="float" office:value="21.3566192">
                <text:p>21.3566192</text:p>
                <draw:g>
                  <svg:desc>Лист1.B12:Лист1.AC12</svg:desc>
                </draw:g>
              </table:table-cell>
              <table:table-cell office:value-type="float" office:value="12.50488298">
                <text:p>12.50488298</text:p>
              </table:table-cell>
              <table:table-cell office:value-type="float" office:value="9.7160352">
                <text:p>9.7160352</text:p>
              </table:table-cell>
              <table:table-cell office:value-type="float" office:value="11.14822535">
                <text:p>11.14822535</text:p>
              </table:table-cell>
              <table:table-cell office:value-type="float" office:value="16.85076599">
                <text:p>16.85076599</text:p>
              </table:table-cell>
              <table:table-cell office:value-type="float" office:value="12.81049278">
                <text:p>12.81049278</text:p>
              </table:table-cell>
              <table:table-cell office:value-type="float" office:value="16.51292462">
                <text:p>16.51292462</text:p>
              </table:table-cell>
              <table:table-cell office:value-type="float" office:value="15.68919422">
                <text:p>15.68919422</text:p>
              </table:table-cell>
              <table:table-cell office:value-type="float" office:value="16.34745544">
                <text:p>16.34745544</text:p>
              </table:table-cell>
              <table:table-cell office:value-type="float" office:value="20.8119998">
                <text:p>20.8119998</text:p>
              </table:table-cell>
              <table:table-cell office:value-type="float" office:value="19.70721055">
                <text:p>19.70721055</text:p>
              </table:table-cell>
              <table:table-cell office:value-type="float" office:value="23.02465849">
                <text:p>23.02465849</text:p>
              </table:table-cell>
              <table:table-cell office:value-type="float" office:value="21.4629085">
                <text:p>21.4629085</text:p>
              </table:table-cell>
              <table:table-cell office:value-type="float" office:value="31.07251176">
                <text:p>31.0725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8cm" svg:y="4.201cm" style:legend-expansion="high" chart:style-name="ch2"/>
        <chart:plot-area chart:style-name="ch3" table:cell-range-address="Лист1.B20:Лист1.R20 Лист1.B24:Лист1.R24" svg:x="0.32cm" svg:y="0.18cm" svg:width="12.428cm" svg:height="8.64cm">
          <chartooo:coordinate-region svg:x="0.756cm" svg:y="0.379cm" svg:width="11.6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24:Лист1.R24" chart:class="chart:scatter">
            <chart:domain table:cell-range-address="Лист1.B20:Лист1.R20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</table:table-row>
          </table:table-header-rows>
          <table:table-rows>
            <table:table-row>
              <table:table-cell office:value-type="string">
                <text:p>Строка 20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Лист1.B20:Лист1.R20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700">
                <text:p>700</text:p>
              </table:table-cell>
              <table:table-cell office:value-type="float" office:value="900">
                <text:p>900</text:p>
              </table:table-cell>
              <table:table-cell office:value-type="float" office:value="1200">
                <text:p>12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Строка 24</text:p>
                <draw:g>
                  <svg:desc/>
                </draw:g>
              </table:table-cell>
              <table:table-cell office:value-type="float" office:value="0.0254246666666667">
                <text:p>0.0254246666666667</text:p>
                <draw:g>
                  <svg:desc>Лист1.B24:Лист1.R24</svg:desc>
                </draw:g>
              </table:table-cell>
              <table:table-cell office:value-type="float" office:value="0.0920614333333333">
                <text:p>0.0920614333333333</text:p>
              </table:table-cell>
              <table:table-cell office:value-type="float" office:value="0.1804189">
                <text:p>0.1804189</text:p>
              </table:table-cell>
              <table:table-cell office:value-type="float" office:value="0.262739966666667">
                <text:p>0.262739966666667</text:p>
              </table:table-cell>
              <table:table-cell office:value-type="float" office:value="0.355777566666667">
                <text:p>0.355777566666667</text:p>
              </table:table-cell>
              <table:table-cell office:value-type="float" office:value="0.5298284">
                <text:p>0.5298284</text:p>
              </table:table-cell>
              <table:table-cell office:value-type="float" office:value="0.708780133333333">
                <text:p>0.708780133333333</text:p>
              </table:table-cell>
              <table:table-cell office:value-type="float" office:value="0.861699333333333">
                <text:p>0.861699333333333</text:p>
              </table:table-cell>
              <table:table-cell office:value-type="float" office:value="1.20076366666667">
                <text:p>1.20076366666667</text:p>
              </table:table-cell>
              <table:table-cell office:value-type="float" office:value="1.5426727">
                <text:p>1.5426727</text:p>
              </table:table-cell>
              <table:table-cell office:value-type="float" office:value="2.01470726666667">
                <text:p>2.01470726666667</text:p>
              </table:table-cell>
              <table:table-cell office:value-type="float" office:value="2.52440603333333">
                <text:p>2.52440603333333</text:p>
              </table:table-cell>
              <table:table-cell office:value-type="float" office:value="3.36262536666667">
                <text:p>3.36262536666667</text:p>
              </table:table-cell>
              <table:table-cell office:value-type="float" office:value="4.19059006666667">
                <text:p>4.19059006666667</text:p>
              </table:table-cell>
              <table:table-cell office:value-type="float" office:value="5.09657733333333">
                <text:p>5.09657733333333</text:p>
              </table:table-cell>
              <table:table-cell office:value-type="float" office:value="6.62000066666667">
                <text:p>6.62000066666667</text:p>
              </table:table-cell>
              <table:table-cell office:value-type="float" office:value="8.3612381">
                <text:p>8.36123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